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7mm"/>
    </style:style>
    <style:style style:name="co2" style:family="table-column">
      <style:table-column-properties fo:break-before="auto" style:column-width="17.27mm"/>
    </style:style>
    <style:style style:name="co3" style:family="table-column">
      <style:table-column-properties fo:break-before="auto" style:column-width="18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_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RAM C#</text:p>
          </table:table-cell>
          <table:table-cell office:value-type="string" calcext:value-type="string">
            <text:p>RAM C</text:p>
          </table:table-cell>
          <table:table-cell office:value-type="string" calcext:value-type="string">
            <text:p>RAM C++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23680" calcext:value-type="float">
            <text:p>17223680</text:p>
          </table:table-cell>
          <table:table-cell office:value-type="float" office:value="3649536" calcext:value-type="float">
            <text:p>3649536</text:p>
          </table:table-cell>
          <table:table-cell office:value-type="float" office:value="7708672" calcext:value-type="float">
            <text:p>77086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208512" calcext:value-type="float">
            <text:p>22208512</text:p>
          </table:table-cell>
          <table:table-cell office:value-type="float" office:value="3649536" calcext:value-type="float">
            <text:p>3649536</text:p>
          </table:table-cell>
          <table:table-cell office:value-type="float" office:value="6995968" calcext:value-type="float">
            <text:p>69959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447296" calcext:value-type="float">
            <text:p>27447296</text:p>
          </table:table-cell>
          <table:table-cell office:value-type="float" office:value="3649536" calcext:value-type="float">
            <text:p>3649536</text:p>
          </table:table-cell>
          <table:table-cell office:value-type="float" office:value="6995968" calcext:value-type="float">
            <text:p>69959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447296" calcext:value-type="float">
            <text:p>27447296</text:p>
          </table:table-cell>
          <table:table-cell office:value-type="float" office:value="3649536" calcext:value-type="float">
            <text:p>3649536</text:p>
          </table:table-cell>
          <table:table-cell office:value-type="float" office:value="6930432" calcext:value-type="float">
            <text:p>69304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447296" calcext:value-type="float">
            <text:p>27447296</text:p>
          </table:table-cell>
          <table:table-cell office:value-type="float" office:value="3649536" calcext:value-type="float">
            <text:p>3649536</text:p>
          </table:table-cell>
          <table:table-cell office:value-type="float" office:value="7290880" calcext:value-type="float">
            <text:p>72908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447296" calcext:value-type="float">
            <text:p>27447296</text:p>
          </table:table-cell>
          <table:table-cell office:value-type="float" office:value="3649536" calcext:value-type="float">
            <text:p>3649536</text:p>
          </table:table-cell>
          <table:table-cell office:value-type="float" office:value="7290880" calcext:value-type="float">
            <text:p>72908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447296" calcext:value-type="float">
            <text:p>27447296</text:p>
          </table:table-cell>
          <table:table-cell office:value-type="float" office:value="3649536" calcext:value-type="float">
            <text:p>3649536</text:p>
          </table:table-cell>
          <table:table-cell office:value-type="float" office:value="7290880" calcext:value-type="float">
            <text:p>72908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447296" calcext:value-type="float">
            <text:p>27447296</text:p>
          </table:table-cell>
          <table:table-cell office:value-type="float" office:value="3649536" calcext:value-type="float">
            <text:p>3649536</text:p>
          </table:table-cell>
          <table:table-cell office:value-type="float" office:value="7696384" calcext:value-type="float">
            <text:p>76963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447296" calcext:value-type="float">
            <text:p>27447296</text:p>
          </table:table-cell>
          <table:table-cell office:value-type="float" office:value="3649536" calcext:value-type="float">
            <text:p>3649536</text:p>
          </table:table-cell>
          <table:table-cell office:value-type="float" office:value="7684096" calcext:value-type="float">
            <text:p>76840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447296" calcext:value-type="float">
            <text:p>27447296</text:p>
          </table:table-cell>
          <table:table-cell office:value-type="float" office:value="3649536" calcext:value-type="float">
            <text:p>3649536</text:p>
          </table:table-cell>
          <table:table-cell office:value-type="float" office:value="7290880" calcext:value-type="float">
            <text:p>72908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447296" calcext:value-type="float">
            <text:p>27447296</text:p>
          </table:table-cell>
          <table:table-cell office:value-type="float" office:value="3649536" calcext:value-type="float">
            <text:p>3649536</text:p>
          </table:table-cell>
          <table:table-cell office:value-type="float" office:value="7360512" calcext:value-type="float">
            <text:p>73605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447296" calcext:value-type="float">
            <text:p>27447296</text:p>
          </table:table-cell>
          <table:table-cell office:value-type="float" office:value="3649536" calcext:value-type="float">
            <text:p>3649536</text:p>
          </table:table-cell>
          <table:table-cell office:value-type="float" office:value="8220672" calcext:value-type="float">
            <text:p>82206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447296" calcext:value-type="float">
            <text:p>27447296</text:p>
          </table:table-cell>
          <table:table-cell office:value-type="float" office:value="3649536" calcext:value-type="float">
            <text:p>3649536</text:p>
          </table:table-cell>
          <table:table-cell office:value-type="float" office:value="7692288" calcext:value-type="float">
            <text:p>76922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447296" calcext:value-type="float">
            <text:p>27447296</text:p>
          </table:table-cell>
          <table:table-cell office:value-type="float" office:value="3649536" calcext:value-type="float">
            <text:p>3649536</text:p>
          </table:table-cell>
          <table:table-cell office:value-type="float" office:value="7757824" calcext:value-type="float">
            <text:p>77578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446720" calcext:value-type="float">
            <text:p>28446720</text:p>
          </table:table-cell>
          <table:table-cell office:value-type="float" office:value="3649536" calcext:value-type="float">
            <text:p>3649536</text:p>
          </table:table-cell>
          <table:table-cell office:value-type="float" office:value="7757824" calcext:value-type="float">
            <text:p>77578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447296" calcext:value-type="float">
            <text:p>27447296</text:p>
          </table:table-cell>
          <table:table-cell office:value-type="float" office:value="3649536" calcext:value-type="float">
            <text:p>3649536</text:p>
          </table:table-cell>
          <table:table-cell office:value-type="float" office:value="7757824" calcext:value-type="float">
            <text:p>77578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447296" calcext:value-type="float">
            <text:p>27447296</text:p>
          </table:table-cell>
          <table:table-cell office:value-type="float" office:value="3649536" calcext:value-type="float">
            <text:p>3649536</text:p>
          </table:table-cell>
          <table:table-cell office:value-type="float" office:value="7757824" calcext:value-type="float">
            <text:p>77578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446720" calcext:value-type="float">
            <text:p>28446720</text:p>
          </table:table-cell>
          <table:table-cell office:value-type="float" office:value="3649536" calcext:value-type="float">
            <text:p>3649536</text:p>
          </table:table-cell>
          <table:table-cell office:value-type="float" office:value="8814592" calcext:value-type="float">
            <text:p>88145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447296" calcext:value-type="float">
            <text:p>27447296</text:p>
          </table:table-cell>
          <table:table-cell office:value-type="float" office:value="3649536" calcext:value-type="float">
            <text:p>3649536</text:p>
          </table:table-cell>
          <table:table-cell office:value-type="float" office:value="7913472" calcext:value-type="float">
            <text:p>79134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447296" calcext:value-type="float">
            <text:p>27447296</text:p>
          </table:table-cell>
          <table:table-cell office:value-type="float" office:value="3649536" calcext:value-type="float">
            <text:p>3649536</text:p>
          </table:table-cell>
          <table:table-cell office:value-type="float" office:value="8048640" calcext:value-type="float">
            <text:p>80486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447296" calcext:value-type="float">
            <text:p>27447296</text:p>
          </table:table-cell>
          <table:table-cell office:value-type="float" office:value="3649536" calcext:value-type="float">
            <text:p>3649536</text:p>
          </table:table-cell>
          <table:table-cell office:value-type="float" office:value="8048640" calcext:value-type="float">
            <text:p>804864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512256" calcext:value-type="float">
            <text:p>28512256</text:p>
          </table:table-cell>
          <table:table-cell office:value-type="float" office:value="3649536" calcext:value-type="float">
            <text:p>3649536</text:p>
          </table:table-cell>
          <table:table-cell office:value-type="float" office:value="8048640" calcext:value-type="float">
            <text:p>80486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512256" calcext:value-type="float">
            <text:p>28512256</text:p>
          </table:table-cell>
          <table:table-cell office:value-type="float" office:value="3649536" calcext:value-type="float">
            <text:p>3649536</text:p>
          </table:table-cell>
          <table:table-cell office:value-type="float" office:value="8048640" calcext:value-type="float">
            <text:p>804864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512256" calcext:value-type="float">
            <text:p>28512256</text:p>
          </table:table-cell>
          <table:table-cell office:value-type="float" office:value="3649536" calcext:value-type="float">
            <text:p>3649536</text:p>
          </table:table-cell>
          <table:table-cell office:value-type="float" office:value="9105408" calcext:value-type="float">
            <text:p>91054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512256" calcext:value-type="float">
            <text:p>28512256</text:p>
          </table:table-cell>
          <table:table-cell office:value-type="float" office:value="3649536" calcext:value-type="float">
            <text:p>3649536</text:p>
          </table:table-cell>
          <table:table-cell office:value-type="float" office:value="8048640" calcext:value-type="float">
            <text:p>8048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512256" calcext:value-type="float">
            <text:p>28512256</text:p>
          </table:table-cell>
          <table:table-cell office:value-type="float" office:value="3649536" calcext:value-type="float">
            <text:p>3649536</text:p>
          </table:table-cell>
          <table:table-cell office:value-type="float" office:value="8048640" calcext:value-type="float">
            <text:p>804864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512256" calcext:value-type="float">
            <text:p>28512256</text:p>
          </table:table-cell>
          <table:table-cell office:value-type="float" office:value="3649536" calcext:value-type="float">
            <text:p>3649536</text:p>
          </table:table-cell>
          <table:table-cell office:value-type="float" office:value="8011776" calcext:value-type="float">
            <text:p>801177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577792" calcext:value-type="float">
            <text:p>28577792</text:p>
          </table:table-cell>
          <table:table-cell office:value-type="float" office:value="3649536" calcext:value-type="float">
            <text:p>3649536</text:p>
          </table:table-cell>
          <table:table-cell office:value-type="float" office:value="8048640" calcext:value-type="float">
            <text:p>804864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577792" calcext:value-type="float">
            <text:p>28577792</text:p>
          </table:table-cell>
          <table:table-cell office:value-type="float" office:value="3649536" calcext:value-type="float">
            <text:p>3649536</text:p>
          </table:table-cell>
          <table:table-cell office:value-type="float" office:value="8048640" calcext:value-type="float">
            <text:p>80486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606464" calcext:value-type="float">
            <text:p>28606464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040448" calcext:value-type="float">
            <text:p>80404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606464" calcext:value-type="float">
            <text:p>28606464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028160" calcext:value-type="float">
            <text:p>80281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606464" calcext:value-type="float">
            <text:p>28606464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040448" calcext:value-type="float">
            <text:p>80404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606464" calcext:value-type="float">
            <text:p>28606464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028160" calcext:value-type="float">
            <text:p>802816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606464" calcext:value-type="float">
            <text:p>28606464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028160" calcext:value-type="float">
            <text:p>80281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606464" calcext:value-type="float">
            <text:p>28606464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028160" calcext:value-type="float">
            <text:p>80281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8606464" calcext:value-type="float">
            <text:p>28606464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028160" calcext:value-type="float">
            <text:p>80281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606464" calcext:value-type="float">
            <text:p>28606464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028160" calcext:value-type="float">
            <text:p>80281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8606464" calcext:value-type="float">
            <text:p>28606464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028160" calcext:value-type="float">
            <text:p>80281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8606464" calcext:value-type="float">
            <text:p>28606464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7561216" calcext:value-type="float">
            <text:p>75612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606464" calcext:value-type="float">
            <text:p>28606464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028160" calcext:value-type="float">
            <text:p>80281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8606464" calcext:value-type="float">
            <text:p>28606464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028160" calcext:value-type="float">
            <text:p>802816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606464" calcext:value-type="float">
            <text:p>28606464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040448" calcext:value-type="float">
            <text:p>80404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8606464" calcext:value-type="float">
            <text:p>28606464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028160" calcext:value-type="float">
            <text:p>80281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606464" calcext:value-type="float">
            <text:p>28606464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028160" calcext:value-type="float">
            <text:p>80281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606464" calcext:value-type="float">
            <text:p>28606464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028160" calcext:value-type="float">
            <text:p>80281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606464" calcext:value-type="float">
            <text:p>28606464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028160" calcext:value-type="float">
            <text:p>80281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607040" calcext:value-type="float">
            <text:p>27607040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028160" calcext:value-type="float">
            <text:p>802816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606464" calcext:value-type="float">
            <text:p>28606464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9084928" calcext:value-type="float">
            <text:p>90849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7607040" calcext:value-type="float">
            <text:p>27607040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040448" calcext:value-type="float">
            <text:p>80404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606464" calcext:value-type="float">
            <text:p>28606464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028160" calcext:value-type="float">
            <text:p>80281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8606464" calcext:value-type="float">
            <text:p>28606464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028160" calcext:value-type="float">
            <text:p>80281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8606464" calcext:value-type="float">
            <text:p>28606464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028160" calcext:value-type="float">
            <text:p>802816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8606464" calcext:value-type="float">
            <text:p>28606464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028160" calcext:value-type="float">
            <text:p>802816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8606464" calcext:value-type="float">
            <text:p>28606464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028160" calcext:value-type="float">
            <text:p>80281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8606464" calcext:value-type="float">
            <text:p>28606464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028160" calcext:value-type="float">
            <text:p>80281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8606464" calcext:value-type="float">
            <text:p>28606464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028160" calcext:value-type="float">
            <text:p>802816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606464" calcext:value-type="float">
            <text:p>28606464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028160" calcext:value-type="float">
            <text:p>802816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606464" calcext:value-type="float">
            <text:p>28606464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028160" calcext:value-type="float">
            <text:p>802816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606464" calcext:value-type="float">
            <text:p>28606464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040448" calcext:value-type="float">
            <text:p>80404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7958528" calcext:value-type="float">
            <text:p>795852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7958528" calcext:value-type="float">
            <text:p>795852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7946240" calcext:value-type="float">
            <text:p>794624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7946240" calcext:value-type="float">
            <text:p>79462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7958528" calcext:value-type="float">
            <text:p>795852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7946240" calcext:value-type="float">
            <text:p>794624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7946240" calcext:value-type="float">
            <text:p>794624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7946240" calcext:value-type="float">
            <text:p>794624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224768" calcext:value-type="float">
            <text:p>82247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212480" calcext:value-type="float">
            <text:p>821248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212480" calcext:value-type="float">
            <text:p>821248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224768" calcext:value-type="float">
            <text:p>822476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212480" calcext:value-type="float">
            <text:p>821248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212480" calcext:value-type="float">
            <text:p>821248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212480" calcext:value-type="float">
            <text:p>821248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802304" calcext:value-type="float">
            <text:p>880230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212480" calcext:value-type="float">
            <text:p>821248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9269248" calcext:value-type="float">
            <text:p>926924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212480" calcext:value-type="float">
            <text:p>821248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212480" calcext:value-type="float">
            <text:p>821248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212480" calcext:value-type="float">
            <text:p>82124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212480" calcext:value-type="float">
            <text:p>821248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9269248" calcext:value-type="float">
            <text:p>926924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212480" calcext:value-type="float">
            <text:p>821248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212480" calcext:value-type="float">
            <text:p>821248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212480" calcext:value-type="float">
            <text:p>821248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212480" calcext:value-type="float">
            <text:p>821248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212480" calcext:value-type="float">
            <text:p>821248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212480" calcext:value-type="float">
            <text:p>821248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9269248" calcext:value-type="float">
            <text:p>92692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212480" calcext:value-type="float">
            <text:p>821248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212480" calcext:value-type="float">
            <text:p>821248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212480" calcext:value-type="float">
            <text:p>821248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212480" calcext:value-type="float">
            <text:p>821248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212480" calcext:value-type="float">
            <text:p>821248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9269248" calcext:value-type="float">
            <text:p>926924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212480" calcext:value-type="float">
            <text:p>821248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212480" calcext:value-type="float">
            <text:p>821248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212480" calcext:value-type="float">
            <text:p>821248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212480" calcext:value-type="float">
            <text:p>821248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740864" calcext:value-type="float">
            <text:p>874086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212480" calcext:value-type="float">
            <text:p>821248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212480" calcext:value-type="float">
            <text:p>821248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212480" calcext:value-type="float">
            <text:p>821248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212480" calcext:value-type="float">
            <text:p>821248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212480" calcext:value-type="float">
            <text:p>821248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9269248" calcext:value-type="float">
            <text:p>926924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212480" calcext:value-type="float">
            <text:p>821248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212480" calcext:value-type="float">
            <text:p>821248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212480" calcext:value-type="float">
            <text:p>821248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212480" calcext:value-type="float">
            <text:p>821248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212480" calcext:value-type="float">
            <text:p>821248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9269248" calcext:value-type="float">
            <text:p>926924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212480" calcext:value-type="float">
            <text:p>821248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212480" calcext:value-type="float">
            <text:p>821248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7745536" calcext:value-type="float">
            <text:p>774553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212480" calcext:value-type="float">
            <text:p>821248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9797632" calcext:value-type="float">
            <text:p>979763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10223616" calcext:value-type="float">
            <text:p>1022361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212480" calcext:value-type="float">
            <text:p>821248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8553216" calcext:value-type="float">
            <text:p>28553216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8224768" calcext:value-type="float">
            <text:p>822476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21])/120" office:value-type="float" office:value="28242500.2666667" calcext:value-type="float">
            <text:p>28242500,2666667</text:p>
          </table:table-cell>
          <table:table-cell table:formula="of:=SUM([.C2:.C121])/120" office:value-type="float" office:value="3624686.93333333" calcext:value-type="float">
            <text:p>3624686,93333333</text:p>
          </table:table-cell>
          <table:table-cell table:formula="of:=SUM([.D2:.D121])/120" office:value-type="float" office:value="8139195.73333333" calcext:value-type="float">
            <text:p>8139195,73333333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21])" office:value-type="float" office:value="28606464" calcext:value-type="float">
            <text:p>28606464</text:p>
          </table:table-cell>
          <table:table-cell table:formula="of:=MAX([.C2:.C121])" office:value-type="float" office:value="3649536" calcext:value-type="float">
            <text:p>3649536</text:p>
          </table:table-cell>
          <table:table-cell table:formula="of:=MAX([.D2:.D121])" office:value-type="float" office:value="10223616" calcext:value-type="float">
            <text:p>1022361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121])" office:value-type="float" office:value="17223680" calcext:value-type="float">
            <text:p>17223680</text:p>
          </table:table-cell>
          <table:table-cell table:formula="of:=MIN([.C2:.C121])" office:value-type="float" office:value="3616768" calcext:value-type="float">
            <text:p>3616768</text:p>
          </table:table-cell>
          <table:table-cell table:formula="of:=MIN([.D2:.D121])" office:value-type="float" office:value="6930432" calcext:value-type="float">
            <text:p>69304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.00.0000</text:date>, <text:time style:data-style-name="N2" text:time-value="19:04:48.38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18-06-18T19:14:47.877000000</dc:date>
    <meta:editing-duration>PT44M29S</meta:editing-duration>
    <meta:editing-cycles>18</meta:editing-cycles>
    <meta:document-statistic meta:table-count="1" meta:cell-count="495" meta:object-count="0"/>
  </office:meta>
</office:document-meta>
</file>